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sr" fo:country="none"/>
    </style:style>
    <style:style style:name="P2" style:family="paragraph" style:parent-style-name="Standard">
      <style:text-properties fo:language="sr" fo:country="none" fo:font-weight="normal" officeooo:rsid="0021a7d2" officeooo:paragraph-rsid="00225676" style:font-weight-asian="normal" style:font-weight-complex="normal"/>
    </style:style>
    <style:style style:name="P3" style:family="paragraph" style:parent-style-name="Standard">
      <style:text-properties fo:language="sr" fo:country="none" fo:font-weight="normal" officeooo:rsid="0021a7d2" officeooo:paragraph-rsid="00a0d2b7" style:font-weight-asian="normal" style:font-weight-complex="normal"/>
    </style:style>
    <style:style style:name="P4" style:family="paragraph" style:parent-style-name="Standard">
      <style:text-properties fo:language="sr" fo:country="none" fo:font-weight="normal" officeooo:rsid="0021a7d2" officeooo:paragraph-rsid="0029ee1a" style:font-weight-asian="normal" style:font-weight-complex="normal"/>
    </style:style>
    <style:style style:name="P5" style:family="paragraph" style:parent-style-name="Standard">
      <style:text-properties fo:language="sr" fo:country="none" fo:font-weight="normal" officeooo:rsid="00225676" officeooo:paragraph-rsid="00225676" style:font-weight-asian="normal" style:font-weight-complex="normal"/>
    </style:style>
    <style:style style:name="P6" style:family="paragraph" style:parent-style-name="Standard">
      <style:text-properties fo:language="sr" fo:country="none" fo:font-weight="normal" officeooo:rsid="003e0611" officeooo:paragraph-rsid="003601c4" style:font-weight-asian="normal" style:font-weight-complex="normal"/>
    </style:style>
    <style:style style:name="P7" style:family="paragraph" style:parent-style-name="Standard">
      <style:text-properties fo:language="sr" fo:country="none" fo:font-weight="normal" officeooo:rsid="00544f31" officeooo:paragraph-rsid="0065f6e0" style:font-weight-asian="normal" style:font-weight-complex="normal"/>
    </style:style>
    <style:style style:name="P8" style:family="paragraph" style:parent-style-name="Standard">
      <style:text-properties fo:language="sr" fo:country="none" fo:font-weight="normal" officeooo:rsid="005a8ade" officeooo:paragraph-rsid="005a8ade" style:font-weight-asian="normal" style:font-weight-complex="normal"/>
    </style:style>
    <style:style style:name="P9" style:family="paragraph" style:parent-style-name="Standard">
      <style:text-properties fo:language="sr" fo:country="none" fo:font-weight="normal" officeooo:rsid="0040053f" officeooo:paragraph-rsid="0040053f" style:font-weight-asian="normal" style:font-weight-complex="normal"/>
    </style:style>
    <style:style style:name="P10" style:family="paragraph" style:parent-style-name="Standard">
      <style:text-properties fo:language="sr" fo:country="none" fo:font-weight="normal" officeooo:rsid="0042a5cc" officeooo:paragraph-rsid="0042a5cc" style:font-weight-asian="normal" style:font-weight-complex="normal"/>
    </style:style>
    <style:style style:name="P11" style:family="paragraph" style:parent-style-name="Standard">
      <style:text-properties fo:language="sr" fo:country="none" fo:font-weight="normal" officeooo:rsid="007f47b5" officeooo:paragraph-rsid="00a0d2b7" style:font-weight-asian="normal" style:font-weight-complex="normal"/>
    </style:style>
    <style:style style:name="P12" style:family="paragraph" style:parent-style-name="Standard">
      <style:text-properties fo:language="sr" fo:country="none" fo:font-weight="normal" officeooo:rsid="0056147e" officeooo:paragraph-rsid="00be8f6b" style:font-weight-asian="normal" style:font-weight-complex="normal"/>
    </style:style>
    <style:style style:name="P13" style:family="paragraph" style:parent-style-name="Standard">
      <style:text-properties fo:language="sr" fo:country="none" officeooo:paragraph-rsid="001d6541"/>
    </style:style>
    <style:style style:name="P14" style:family="paragraph" style:parent-style-name="Standard">
      <style:text-properties fo:language="sr" fo:country="none" officeooo:rsid="001873f1" officeooo:paragraph-rsid="001d6541"/>
    </style:style>
    <style:style style:name="P15" style:family="paragraph" style:parent-style-name="Standard">
      <style:text-properties fo:language="sr" fo:country="none" officeooo:rsid="001e2b7a" officeooo:paragraph-rsid="001f0e9f"/>
    </style:style>
    <style:style style:name="P16" style:family="paragraph" style:parent-style-name="Standard">
      <style:text-properties fo:language="sr" fo:country="none" officeooo:rsid="001f0e9f" officeooo:paragraph-rsid="001f0e9f"/>
    </style:style>
    <style:style style:name="P17" style:family="paragraph" style:parent-style-name="Standard">
      <style:text-properties fo:language="sr" fo:country="none" officeooo:rsid="000f1610" officeooo:paragraph-rsid="001f0e9f"/>
    </style:style>
    <style:style style:name="P18" style:family="paragraph" style:parent-style-name="Standard">
      <style:text-properties style:font-name="Liberation Mono" fo:language="sr" fo:country="none" fo:font-weight="normal" officeooo:rsid="0027f011" officeooo:paragraph-rsid="0027f011" style:font-weight-asian="normal" style:font-weight-complex="normal"/>
    </style:style>
    <style:style style:name="P19" style:family="paragraph" style:parent-style-name="Standard">
      <style:text-properties style:font-name="Liberation Mono" fo:language="sr" fo:country="none" fo:font-weight="normal" officeooo:rsid="0056147e" officeooo:paragraph-rsid="0061b6e2" style:font-weight-asian="normal" style:font-weight-complex="normal"/>
    </style:style>
    <style:style style:name="P20" style:family="paragraph" style:parent-style-name="Standard">
      <style:text-properties style:font-name="Liberation Mono" fo:language="sr" fo:country="none" fo:font-weight="normal" officeooo:rsid="0056147e" officeooo:paragraph-rsid="0056147e" style:font-weight-asian="normal" style:font-weight-complex="normal"/>
    </style:style>
    <style:style style:name="P21" style:family="paragraph" style:parent-style-name="Standard">
      <style:text-properties style:font-name="Liberation Mono" fo:language="sr" fo:country="none" fo:font-weight="normal" officeooo:rsid="00c46a16" officeooo:paragraph-rsid="00c8cdee" style:font-weight-asian="normal" style:font-weight-complex="normal"/>
    </style:style>
    <style:style style:name="P22" style:family="paragraph" style:parent-style-name="Standard">
      <style:text-properties style:font-name="Liberation Mono" fo:language="sr" fo:country="none" fo:font-weight="normal" officeooo:rsid="0079c2cb" officeooo:paragraph-rsid="00be8f6b" style:font-weight-asian="normal" style:font-weight-complex="normal"/>
    </style:style>
    <style:style style:name="P23" style:family="paragraph" style:parent-style-name="Standard">
      <style:text-properties style:font-name="Liberation Mono" fo:language="sr" fo:country="none" fo:font-weight="normal" officeooo:rsid="002b3278" officeooo:paragraph-rsid="0061b6e2" style:font-weight-asian="normal" style:font-weight-complex="normal"/>
    </style:style>
    <style:style style:name="P24" style:family="paragraph" style:parent-style-name="Standard">
      <style:text-properties style:font-name="Liberation Mono" fo:font-size="12pt" fo:language="sr" fo:country="none" fo:font-weight="normal" officeooo:rsid="0056147e" officeooo:paragraph-rsid="0056147e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Mono" fo:font-size="12pt" fo:language="sr" fo:country="none" fo:font-weight="normal" officeooo:rsid="0056147e" officeooo:paragraph-rsid="00cb238a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Mono" fo:font-size="12pt" fo:language="sr" fo:country="none" fo:font-weight="normal" officeooo:rsid="007850e9" officeooo:paragraph-rsid="0056147e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Mono" fo:font-size="12pt" fo:language="sr" fo:country="none" fo:font-weight="normal" officeooo:rsid="0056147e" officeooo:paragraph-rsid="0056147e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language="sr" fo:country="none" fo:font-weight="normal" officeooo:rsid="00c46a16" officeooo:paragraph-rsid="00c46a16" style:font-weight-asian="normal" style:font-weight-complex="normal"/>
    </style:style>
    <style:style style:name="P29" style:family="paragraph" style:parent-style-name="Standard">
      <style:text-properties style:font-name="Liberation Serif" fo:language="sr" fo:country="none" fo:font-weight="normal" officeooo:rsid="00c46a16" officeooo:paragraph-rsid="00c8cdee" style:font-weight-asian="normal" style:font-weight-complex="normal"/>
    </style:style>
    <style:style style:name="P30" style:family="paragraph" style:parent-style-name="Standard">
      <style:text-properties fo:language="sr" fo:country="none"/>
    </style:style>
    <style:style style:name="P31" style:family="paragraph" style:parent-style-name="Standard" style:list-style-name="L1">
      <style:text-properties fo:language="sr" fo:country="none" officeooo:paragraph-rsid="00dc03f0"/>
    </style:style>
    <style:style style:name="P32" style:family="paragraph" style:parent-style-name="Standard" style:list-style-name="L1">
      <style:text-properties fo:language="sr" fo:country="none" officeooo:rsid="00d41784" officeooo:paragraph-rsid="00dc03f0"/>
    </style:style>
    <style:style style:name="P33" style:family="paragraph" style:parent-style-name="Standard" style:list-style-name="L1">
      <style:text-properties fo:language="sr" fo:country="none" officeooo:rsid="00929548" officeooo:paragraph-rsid="00929548"/>
    </style:style>
    <style:style style:name="P34" style:family="paragraph" style:parent-style-name="Standard" style:list-style-name="L1">
      <style:text-properties fo:language="sr" fo:country="none" fo:font-weight="normal" officeooo:rsid="002aaf28" officeooo:paragraph-rsid="002aaf28" style:font-weight-asian="normal" style:font-weight-complex="normal"/>
    </style:style>
    <style:style style:name="P35" style:family="paragraph" style:parent-style-name="Standard" style:list-style-name="L1">
      <style:text-properties fo:language="sr" fo:country="none" officeooo:rsid="00308262" officeooo:paragraph-rsid="00308262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0000" fo:font-weight="bold" officeooo:rsid="001873f1" style:font-weight-asian="bold" style:font-weight-complex="bold"/>
    </style:style>
    <style:style style:name="T3" style:family="text">
      <style:text-properties fo:color="#ff0000" fo:font-weight="bold" officeooo:rsid="007f47b5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4cb2" style:font-weight-asian="bold" style:font-weight-complex="bold"/>
    </style:style>
    <style:style style:name="T6" style:family="text">
      <style:text-properties fo:font-weight="bold" officeooo:rsid="0040053f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style:use-window-font-color="true" fo:font-weight="normal" officeooo:rsid="001d6541" style:font-weight-asian="normal" style:font-weight-complex="normal"/>
    </style:style>
    <style:style style:name="T9" style:family="text">
      <style:text-properties officeooo:rsid="000d04e9"/>
    </style:style>
    <style:style style:name="T10" style:family="text">
      <style:text-properties fo:color="#ed1c24" fo:font-weight="bold" style:font-weight-asian="bold" style:font-weight-complex="bold"/>
    </style:style>
    <style:style style:name="T11" style:family="text">
      <style:text-properties officeooo:rsid="001923d9"/>
    </style:style>
    <style:style style:name="T12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Liberation Mono" fo:font-size="10pt" fo:font-weight="bold" officeooo:rsid="001b846d" style:font-size-asian="10pt" style:font-weight-asian="bold" style:font-size-complex="10pt" style:font-weight-complex="bold"/>
    </style:style>
    <style:style style:name="T14" style:family="text">
      <style:text-properties style:font-name="Liberation Mono" fo:font-weight="bold" officeooo:rsid="00716171" style:font-weight-asian="bold" style:font-weight-complex="bold"/>
    </style:style>
    <style:style style:name="T15" style:family="text">
      <style:text-properties style:font-name="Liberation Mono" fo:font-weight="bold" officeooo:rsid="00771f3a" style:font-weight-asian="bold" style:font-weight-complex="bold"/>
    </style:style>
    <style:style style:name="T16" style:family="text">
      <style:text-properties style:font-name="Liberation Mono" officeooo:rsid="0079c2cb"/>
    </style:style>
    <style:style style:name="T17" style:family="text">
      <style:text-properties style:font-name="Liberation Mono" officeooo:rsid="0087f59a"/>
    </style:style>
    <style:style style:name="T18" style:family="text">
      <style:text-properties style:font-name="Liberation Mono" officeooo:rsid="008b019e"/>
    </style:style>
    <style:style style:name="T19" style:family="text">
      <style:text-properties style:font-name="Liberation Mono" fo:font-weight="normal" officeooo:rsid="008f664c" style:font-weight-asian="normal" style:font-weight-complex="normal"/>
    </style:style>
    <style:style style:name="T20" style:family="text">
      <style:text-properties style:font-name="Liberation Mono" officeooo:rsid="00abb1e6"/>
    </style:style>
    <style:style style:name="T21" style:family="text">
      <style:text-properties style:font-name="Liberation Mono" officeooo:rsid="00be8f6b"/>
    </style:style>
    <style:style style:name="T22" style:family="text">
      <style:text-properties officeooo:rsid="001873f1"/>
    </style:style>
    <style:style style:name="T23" style:family="text">
      <style:text-properties officeooo:rsid="001d6541"/>
    </style:style>
    <style:style style:name="T24" style:family="text">
      <style:text-properties officeooo:rsid="001e2b7a"/>
    </style:style>
    <style:style style:name="T25" style:family="text">
      <style:text-properties officeooo:rsid="001f0e9f"/>
    </style:style>
    <style:style style:name="T26" style:family="text">
      <style:text-properties officeooo:rsid="0040053f"/>
    </style:style>
    <style:style style:name="T27" style:family="text">
      <style:text-properties style:font-name="Liberation Serif" fo:font-weight="normal" officeooo:rsid="00716171" style:font-weight-asian="normal" style:font-weight-complex="normal"/>
    </style:style>
    <style:style style:name="T28" style:family="text">
      <style:text-properties style:font-name="Liberation Serif" officeooo:rsid="0087f59a"/>
    </style:style>
    <style:style style:name="T29" style:family="text">
      <style:text-properties officeooo:rsid="0077748b"/>
    </style:style>
    <style:style style:name="T30" style:family="text">
      <style:text-properties officeooo:rsid="007f47b5"/>
    </style:style>
    <style:style style:name="T31" style:family="text">
      <style:text-properties officeooo:rsid="0028574a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29ee1a" style:font-weight-asian="normal" style:font-weight-complex="normal"/>
    </style:style>
    <style:style style:name="T34" style:family="text">
      <style:text-properties fo:font-weight="normal" officeooo:rsid="002daf12" style:font-weight-asian="normal" style:font-weight-complex="normal"/>
    </style:style>
    <style:style style:name="T35" style:family="text">
      <style:text-properties fo:font-weight="normal" officeooo:rsid="002edac1" style:font-weight-asian="normal" style:font-weight-complex="normal"/>
    </style:style>
    <style:style style:name="T36" style:family="text">
      <style:text-properties fo:font-weight="normal" officeooo:rsid="00716171" style:font-weight-asian="normal" style:font-weight-complex="normal"/>
    </style:style>
    <style:style style:name="T37" style:family="text">
      <style:text-properties fo:font-weight="normal" officeooo:rsid="0071ad36" style:font-weight-asian="normal" style:font-weight-complex="normal"/>
    </style:style>
    <style:style style:name="T38" style:family="text">
      <style:text-properties fo:font-weight="normal" officeooo:rsid="003c113e" style:font-weight-asian="normal" style:font-weight-complex="normal"/>
    </style:style>
    <style:style style:name="T39" style:family="text">
      <style:text-properties fo:font-weight="normal" officeooo:rsid="007530a1" style:font-weight-asian="normal" style:font-weight-complex="normal"/>
    </style:style>
    <style:style style:name="T40" style:family="text">
      <style:text-properties fo:font-weight="normal" officeooo:rsid="003ae2af" style:font-weight-asian="normal" style:font-weight-complex="normal"/>
    </style:style>
    <style:style style:name="T41" style:family="text">
      <style:text-properties fo:font-weight="normal" officeooo:rsid="005021ff" style:font-weight-asian="normal" style:font-weight-complex="normal"/>
    </style:style>
    <style:style style:name="T42" style:family="text">
      <style:text-properties fo:font-weight="normal" officeooo:rsid="00771f3a" style:font-weight-asian="normal" style:font-weight-complex="normal"/>
    </style:style>
    <style:style style:name="T43" style:family="text">
      <style:text-properties fo:font-weight="normal" officeooo:rsid="0077c365" style:font-weight-asian="normal" style:font-weight-complex="normal"/>
    </style:style>
    <style:style style:name="T44" style:family="text">
      <style:text-properties fo:font-weight="normal" officeooo:rsid="003284d0" style:font-weight-asian="normal" style:font-weight-complex="normal"/>
    </style:style>
    <style:style style:name="T45" style:family="text">
      <style:text-properties fo:font-weight="normal" officeooo:rsid="0050b809" style:font-weight-asian="normal" style:font-weight-complex="normal"/>
    </style:style>
    <style:style style:name="T46" style:family="text">
      <style:text-properties fo:font-weight="normal" officeooo:rsid="008f664c" style:font-weight-asian="normal" style:font-weight-complex="normal"/>
    </style:style>
    <style:style style:name="T47" style:family="text">
      <style:text-properties fo:font-weight="normal" officeooo:rsid="009247c8" style:font-weight-asian="normal" style:font-weight-complex="normal"/>
    </style:style>
    <style:style style:name="T48" style:family="text">
      <style:text-properties fo:font-weight="normal" officeooo:rsid="0092a823" style:font-weight-asian="normal" style:font-weight-complex="normal"/>
    </style:style>
    <style:style style:name="T49" style:family="text">
      <style:text-properties fo:font-weight="normal" officeooo:rsid="00951441" style:font-weight-asian="normal" style:font-weight-complex="normal"/>
    </style:style>
    <style:style style:name="T50" style:family="text">
      <style:text-properties fo:font-weight="normal" officeooo:rsid="009678c7" style:font-weight-asian="normal" style:font-weight-complex="normal"/>
    </style:style>
    <style:style style:name="T51" style:family="text">
      <style:text-properties fo:font-weight="normal" officeooo:rsid="00a4e0e3" style:font-weight-asian="normal" style:font-weight-complex="normal"/>
    </style:style>
    <style:style style:name="T52" style:family="text">
      <style:text-properties fo:font-weight="normal" officeooo:rsid="00d45478" style:font-weight-asian="normal" style:font-weight-complex="normal"/>
    </style:style>
    <style:style style:name="T53" style:family="text">
      <style:text-properties fo:font-weight="normal" officeooo:rsid="00d8e48d" style:font-weight-asian="normal" style:font-weight-complex="normal"/>
    </style:style>
    <style:style style:name="T54" style:family="text">
      <style:text-properties fo:font-weight="normal" officeooo:rsid="00dc03f0" style:font-weight-asian="normal" style:font-weight-complex="normal"/>
    </style:style>
    <style:style style:name="T55" style:family="text">
      <style:text-properties officeooo:rsid="0085b3ab"/>
    </style:style>
    <style:style style:name="T56" style:family="text">
      <style:text-properties officeooo:rsid="009a14d1"/>
    </style:style>
    <style:style style:name="T57" style:family="text">
      <style:text-properties officeooo:rsid="00ae272b"/>
    </style:style>
    <style:style style:name="T58" style:family="text">
      <style:text-properties officeooo:rsid="00b132c1"/>
    </style:style>
    <style:style style:name="T59" style:family="text">
      <style:text-properties officeooo:rsid="00b2601d"/>
    </style:style>
    <style:style style:name="T60" style:family="text">
      <style:text-properties officeooo:rsid="00b357a3"/>
    </style:style>
    <style:style style:name="T61" style:family="text">
      <style:text-properties officeooo:rsid="00bd250a"/>
    </style:style>
    <style:style style:name="T62" style:family="text">
      <style:text-properties fo:font-size="10.5pt" style:font-size-asian="10.5pt" style:font-size-complex="10.5pt"/>
    </style:style>
    <style:style style:name="T63" style:family="text">
      <style:text-properties fo:font-size="10.5pt" officeooo:rsid="00c283d6" style:font-size-asian="10.5pt" style:font-size-complex="10.5pt"/>
    </style:style>
    <style:style style:name="T64" style:family="text">
      <style:text-properties officeooo:rsid="00c283d6"/>
    </style:style>
    <style:style style:name="T65" style:family="text">
      <style:text-properties officeooo:rsid="00c591d8"/>
    </style:style>
    <style:style style:name="T66" style:family="text">
      <style:text-properties officeooo:rsid="00c8cdee"/>
    </style:style>
    <style:style style:name="T67" style:family="text">
      <style:text-properties officeooo:rsid="00c9b6d7"/>
    </style:style>
    <style:style style:name="T68" style:family="text">
      <style:text-properties officeooo:rsid="00da6586"/>
    </style:style>
    <style:style style:name="T69" style:family="text">
      <style:text-properties officeooo:rsid="00daf4a4"/>
    </style:style>
    <style:style style:name="T70" style:family="text">
      <style:text-properties officeooo:rsid="00dc5b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Napomene</text:span>:</text:p>
      <text:p text:style-name="P1">1.<text:tab/>Obavezno pročitati <text:span text:style-name="T1">SVE</text:span> napomene.</text:p>
      <text:p text:style-name="P1">2.<text:tab/>Zadatak snimiti pod imenom <text:span text:style-name="T1">zad.S</text:span>. Ovo je jedini fajl koji će biti pregledan.</text:p>
      <text:p text:style-name="P1">3.<text:tab/>Obavezno upisati <text:span text:style-name="T1">ime</text:span>, <text:span text:style-name="T1">prezime</text:span> i <text:span text:style-name="T1">broj indeksa</text:span> u komentar na početku fajla.</text:p>
      <text:p text:style-name="P1"><text:tab/>Nepotpisani zadaci neće biti pregledani.</text:p>
      <text:p text:style-name="P1">4.<text:tab/>Rešenje koje ne može da se kompajlira nosi <text:span text:style-name="T1">0</text:span> poena.</text:p>
      <text:p text:style-name="P1">5.<text:tab/>Obavezno iskomentarisati kod.</text:p>
      <text:p text:style-name="P1">6.<text:tab/>Koristiti praktikum iz ispitnih materijala (<text:span text:style-name="T1">ne</text:span> kopirati ga kod sebe u direktorijum).</text:p>
      <text:p text:style-name="P1">7.<text:tab/>Za vreme testa nema pauze. Izlazak iz učionice se smatra završetkom testa.</text:p>
      <text:p text:style-name="P1">8.<text:tab/>Asistenti za vreme testa <text:span text:style-name="T9">pružaju</text:span> informacije vezane isključivo za razumevanje teksta zadatka<text:line-break/><text:tab/><text:span text:style-name="T9">i pomoć oko korišćnja programskih alata</text:span>.</text:p>
      <text:p text:style-name="P13">9.<text:tab/><text:span text:style-name="T22">Nazivi promenljivih koje se inicijalno nalaze u zad.S fajlu se </text:span><text:span text:style-name="T2">ne smeju menjati</text:span><text:span text:style-name="T22">.<text:tab/>Njihove <text:tab/>vrednosti se mogu (i trebaju) menjati, da se ispitaju razni ulazi za program.</text:span></text:p>
      <text:p text:style-name="P13"><text:span text:style-name="T22"><text:tab/>Sadržaji stringova koji su zadati u zad.S fajlu se takođe </text:span><text:span text:style-name="T2">ne smeju menjati</text:span><text:span text:style-name="T22">.<text:tab/></text:span></text:p>
      <text:p text:style-name="P14"><text:tab/>Ukoliko je potrebno, mogu se dodavati nove promenljive.</text:p>
      <text:p text:style-name="P1"><text:span text:style-name="T7">1</text:span><text:span text:style-name="T8">0</text:span><text:span text:style-name="T7">.</text:span><text:span text:style-name="T1"><text:tab/>Test se snima.</text:span></text:p>
      <text:p text:style-name="P1">1<text:span text:style-name="T23">1</text:span>.<text:tab/>Test traje 2 sata i 45 minuta.</text:p>
      <text:p text:style-name="P1"/>
      <text:p text:style-name="P1"><text:span text:style-name="T4">Zadatak</text:span>:</text:p>
      <text:p text:style-name="P3">Napisati asemblerski program koji <text:span text:style-name="T30">broji koliko ima elemenata u nizu koji su </text:span><text:span text:style-name="T3">n</text:span><text:span text:style-name="T30"> puta veći od njemu prethodnog elementa i bar za </text:span><text:span text:style-name="T3">m</text:span><text:span text:style-name="T30"> manji od sledeceg. Drugim rečima, da bi se element niza brojao, treba da važi sledeći uslov: </text:span><text:span text:style-name="T17">n*prethodni &lt;</text:span><text:span text:style-name="T18">=</text:span><text:span text:style-name="T17"> trenutni </text:span><text:span text:style-name="T20">&lt;= sledeci-m</text:span><text:span text:style-name="T28">.</text:span><text:span text:style-name="T30"> Dobijeni broj ispisati na ekran u heksadecimalnom formatu.</text:span></text:p>
      <text:p text:style-name="P11">Prvi <text:span text:style-name="T57">i poslednji </text:span>element niza se nikada ne broji, pa za <text:span text:style-name="T58">njih </text:span>ne treba proveravati ispunjenost uslova.</text:p>
      <text:p text:style-name="P2"/>
      <text:p text:style-name="P4">Format <text:span text:style-name="T31">unosa</text:span> je sledeći:</text:p>
      <text:list xml:id="list303378155" text:style-name="L1">
        <text:list-item>
          <text:p text:style-name="P31"><text:span text:style-name="T46">Unos uvek počinje fiksnim delom „</text:span><text:span text:style-name="T19">n=</text:span><text:span text:style-name="T46">“ iza kojeg sledi </text:span><text:span text:style-name="T33">neoznačen</text:span><text:span text:style-name="T34">i</text:span><text:span text:style-name="T33"> 32-bitni </text:span><text:span text:style-name="T54">ceo</text:span><text:span text:style-name="T33"> broj</text:span><text:span text:style-name="T34"> </text:span><text:span text:style-name="T35">u dekadnom brojnom sistemu </text:span><text:span text:style-name="T54">praćen</text:span><text:span text:style-name="T36"> znak</text:span><text:span text:style-name="T54">om</text:span><text:span text:style-name="T36"> zarez „</text:span><text:span text:style-name="T14">,</text:span><text:span text:style-name="T27">“</text:span><text:span text:style-name="T33">. </text:span><text:span text:style-name="T46">Navedeni broj predstavlja vrednost</text:span><text:span text:style-name="T54"> </text:span><text:span text:style-name="T3">n</text:span><text:span text:style-name="T46"> </text:span><text:span text:style-name="T54">i</text:span><text:span text:style-name="T46">z</text:span><text:span text:style-name="T54"> opisa zadatka.</text:span></text:p>
        </text:list-item>
        <text:list-item>
          <text:p text:style-name="P32"><text:span text:style-name="T46">S</text:span><text:span text:style-name="T32">ledi fiksni deo „m=“ iza kojeg sledi broj u istom formatu </text:span><text:span text:style-name="T52">kao i </text:span><text:span text:style-name="T3">n</text:span><text:span text:style-name="T32">.</text:span></text:p>
        </text:list-item>
        <text:list-item>
          <text:p text:style-name="P33"><text:span text:style-name="T47">S</text:span><text:span text:style-name="T32">ledi fiksni deo „niz=“ </text:span><text:span text:style-name="T48">praćen parom vitičastih zagrada, </text:span><text:span text:style-name="T54">između</text:span><text:span text:style-name="T48"> koji</text:span><text:span text:style-name="T54">h</text:span><text:span text:style-name="T48"> se nalazi </text:span><text:span text:style-name="T33">niz neoznačenih 32</text:span><text:span text:style-name="T54">‑</text:span><text:span text:style-name="T33">bitnih </text:span><text:span text:style-name="T54">celih</text:span><text:span text:style-name="T33"> brojeva </text:span><text:span text:style-name="T38">u dekadnom brojnom sistemu</text:span><text:span text:style-name="T33">. </text:span><text:span text:style-name="T39">Iza </text:span><text:span text:style-name="T54">svakog </text:span><text:span text:style-name="T39">b</text:span><text:span text:style-name="T40">roj</text:span><text:span text:style-name="T39">a</text:span><text:span text:style-name="T40"> </text:span><text:span text:style-name="T39">sledi znak </text:span><text:span text:style-name="T41">zarez </text:span><text:span text:style-name="T42">„</text:span><text:span text:style-name="T15">,</text:span><text:span text:style-name="T42">“</text:span><text:span text:style-name="T33">.</text:span></text:p>
        </text:list-item>
        <text:list-item>
          <text:p text:style-name="P34">Karakteri koji stoje iza zatvorene vitičaste zagrade se ne posmatraju.</text:p>
        </text:list-item>
        <text:list-item>
          <text:p text:style-name="P35"><text:span text:style-name="T32">Maksimalna dužina unosa je </text:span><text:span text:style-name="T43">100</text:span><text:span text:style-name="T32"> karaktera. </text:span><text:span text:style-name="T44">Smatrati da neće biti uneto više od </text:span><text:span text:style-name="T53">2</text:span><text:span text:style-name="T44">0 elemenata niza. </text:span><text:span text:style-name="T45">Smatrati da će neophodne zagrade, </text:span><text:span text:style-name="T49">fiksni delovi stringa</text:span><text:span text:style-name="T45"> i zarezi uvek biti prisutni </text:span><text:span text:style-name="T50">i to baš po gore navedenom formatu</text:span><text:span text:style-name="T45">.</text:span></text:p>
        </text:list-item>
      </text:list>
      <text:p text:style-name="P5">Na primer:</text:p>
      <text:p text:style-name="P18"><text:span text:style-name="T55">n=2</text:span>,<text:span text:style-name="T59">m=10,niz=</text:span>{1<text:span text:style-name="T61">00</text:span>,<text:span text:style-name="T60">200</text:span>,<text:span text:style-name="T61">210,210</text:span>,<text:span text:style-name="T61">500</text:span>,<text:span text:style-name="T61">1000</text:span>,}<text:span text:style-name="T29">ostatak se ne posmatra</text:span></text:p>
      <text:p text:style-name="P6"/>
      <text:p text:style-name="P7">Ukoliko dođe do prekoračenja prilikom <text:span text:style-name="T56">provere uslova (kod mnozenja ili oduzimanja)</text:span>, treba ispisati <text:span text:style-name="T70">poruku</text:span> <text:span text:style-name="T4">greska</text:span><text:span text:style-name="T5">1</text:span>.</text:p>
      <text:p text:style-name="P7"><text:span text:style-name="T26">Ukoliko dođe do greške prilikom konverzije brojeva iz stringa u interni oblik, treba ispisati poruku </text:span><text:span text:style-name="T6">greska</text:span><text:span text:style-name="T5">2</text:span><text:span text:style-name="T26">.</text:span></text:p>
      <text:p text:style-name="P8">Izlazni kod programa treba da bude <text:span text:style-name="T4">0</text:span> ako nije bilo greške, odnosno <text:span text:style-name="T4">1</text:span> ako jeste.</text:p>
      <text:p text:style-name="P9"/>
      <text:p text:style-name="P9"/>
      <text:p text:style-name="P9"/>
      <text:p text:style-name="P10">Primer interakcije sa programom:</text:p>
      <text:p text:style-name="P12"><text:soft-page-break/><text:span text:style-name="T16">Unesite izraz: n=2,m=10,niz={100,200,210,210,500,1000,}</text:span><text:span text:style-name="T21">dodatak</text:span></text:p>
      <text:p text:style-name="P22">Ukupno brojeva koji ispunjavaju uslov: 0x2</text:p>
      <text:p text:style-name="P20"/>
      <text:p text:style-name="P24">Unesite izraz: n=2<text:span text:style-name="T68">g</text:span>,m=10,niz={100,200,210,210,500,1000,}<text:span text:style-name="T64">dodatak</text:span></text:p>
      <text:p text:style-name="P24">GRESKA: Problem prilikom konverzije brojeva.</text:p>
      <text:p text:style-name="P27"/>
      <text:p text:style-name="P25">Unesite izraz: <text:span text:style-name="T62">n=4294967296,m=10,niz={100,200,210,210,500,1000,}</text:span><text:span text:style-name="T63">dodatak</text:span></text:p>
      <text:p text:style-name="P25">GRESKA: Problem prilikom konverzije brojeva.</text:p>
      <text:p text:style-name="P26"/>
      <text:p text:style-name="P23">Unesite izraz: n=2,m=10,niz={100,200,210,210,500,0,} <text:s text:c="24"/></text:p>
      <text:p text:style-name="P19">GRESKA: Prekoracenje kod provere uslova.</text:p>
      <text:p text:style-name="P28">(obja<text:span text:style-name="T70">š</text:span>njenje: po<text:span text:style-name="T70">š</text:span>to su brojevi neozna<text:span text:style-name="T70">č</text:span>eni, kad <text:span text:style-name="T65">proveravamo poslednji uslov i </text:span>uradimo 0-10 , do<text:span text:style-name="T70">ć</text:span>i <text:span text:style-name="T70">ć</text:span>e do prekora<text:span text:style-name="T70">č</text:span>enja)</text:p>
      <text:p text:style-name="P19"/>
      <text:p text:style-name="P19">Unesite izraz: n=2,m=10,niz={100,200,210,2147483648,500,<text:span text:style-name="T69">1000,</text:span>}</text:p>
      <text:p text:style-name="P19">GRESKA: Prekoracenje kod provere uslova.</text:p>
      <text:p text:style-name="P29">(obja<text:span text:style-name="T70">š</text:span>njenje: po<text:span text:style-name="T70">š</text:span>to su brojevi <text:span text:style-name="T66">32‑bitni</text:span>, kad <text:span text:style-name="T65">proveravamo poslednji uslov i </text:span>uradimo <text:span text:style-name="T67">2147483648*2</text:span> , do<text:span text:style-name="T70">ć</text:span>i <text:span text:style-name="T70">ć</text:span>e do prekora<text:span text:style-name="T70">č</text:span>enja)</text:p>
      <text:p text:style-name="P29"/>
      <text:p text:style-name="P21">Unesite izraz: n=2,m=10,niz={}</text:p>
      <text:p text:style-name="P21">Ukupno brojeva koji ispunjavaju uslov: 0x0</text:p>
      <text:p text:style-name="P9"/>
      <text:p text:style-name="P15">Bodovanje zadatka će u velikoj meri zavisiti od procenta uspešnih testova.</text:p>
      <text:p text:style-name="P16">Napomena: ukoliko testovi koji ne treba da izazovu grešku ne prolaze, testovi koji treba da izazovu grešku se ne uzimaju kao validni.</text:p>
      <text:p text:style-name="P17"/>
      <text:p text:style-name="P17">Pored testova koji su unapred dati (automatizovano testiranje sa <text:span text:style-name="T12">./</text:span><text:span text:style-name="T13">t</text:span><text:span text:style-name="T12">estiraj.sh </text:span><text:span text:style-name="T13">zad.S</text:span>), prilikom pregledanja <text:span text:style-name="T25">rešenje</text:span> će se testirati sa još dodatnih testova, te je potrebno testirati i sa drugim ulazima<text:span text:style-name="T25">.</text:span></text:p>
      <text:p text:style-name="P17"><text:span text:style-name="T25">Napomena: </text:span><text:span text:style-name="T13">t</text:span><text:span text:style-name="T12">estiraj.sh</text:span><text:span text:style-name="T24"> ima smisla pokretati tek kada je zadatak završen.</text:span></text:p>
      <text:p text:style-name="P1"/>
      <text:p text:style-name="P1">Za<text:bookmark-start text:name="__DdeLink__728_883297939"/> <text:bookmark-end text:name="__DdeLink__728_883297939"/>kompletno odrađen zadatak se dobija <text:span text:style-name="T24">3</text:span>0 poe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1:30:49</meta:creation-date>
    <dc:date>2019-05-26T13:51:54.210218385</dc:date>
    <meta:editing-duration>PT7H13M26S</meta:editing-duration>
    <meta:editing-cycles>168</meta:editing-cycles>
    <meta:generator>LibreOffice/6.0.7.3$Linux_X86_64 LibreOffice_project/00m0$Build-3</meta:generator>
    <meta:document-statistic meta:table-count="0" meta:image-count="0" meta:object-count="0" meta:page-count="2" meta:paragraph-count="49" meta:word-count="575" meta:character-count="3953" meta:non-whitespace-character-count="3401"/>
  </office:meta>
</office:document-meta>
</file>